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text:enable-numbering="true" fo:text-indent="-0.9cm"/>
      <style:text-properties fo:font-size="26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  <style:text-properties fo:font-size="26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family="'Bitstream Vera Sans Mono'" style:font-family-generic="swiss" style:font-pitch="fixed" fo:font-size="28pt"/>
    </style:style>
    <style:style style:name="T22" style:family="text">
      <style:text-properties fo:font-family="'Bitstream Vera Sans Mono'" style:font-family-generic="swiss" style:font-pitch="fixed" fo:font-size="28pt"/>
    </style:style>
    <style:style style:name="T23" style:family="text">
      <style:text-properties fo:font-size="32pt"/>
    </style:style>
    <style:style style:name="T24" style:family="text">
      <style:text-properties fo:font-size="36pt"/>
    </style:style>
    <style:style style:name="T25" style:family="text">
      <style:text-properties fo:font-size="32pt" fo:font-style="italic"/>
    </style:style>
    <style:style style:name="T26" style:family="text">
      <style:text-properties fo:font-family="OpenSymbol" style:font-style-name="Regular" style:font-pitch="variable" style:font-charset="x-symbol" fo:font-size="32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7" style:family="text">
      <style:text-properties fo:font-family="Albany" style:font-style-name="Standard" style:font-family-generic="swiss" style:font-pitch="variable" fo:font-size="32pt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8" style:family="text">
      <style:text-properties fo:font-family="Albany" style:font-style-name="Standard" style:font-family-generic="swiss" style:font-pitch="variable" fo:font-size="32pt" fo:font-style="italic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9" style:family="text">
      <style:text-properties fo:font-family="Albany" style:font-style-name="Standard" style:font-family-generic="swiss" style:font-pitch="variable" fo:font-size="32pt" fo:font-style="normal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tradi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2.68cm" svg:height="13.239cm" svg:x="3.22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26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94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is then exactly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6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all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9.177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 and/or non-coplanar arrays, the </text:span><text:span text:style-name="T5">N </text:span><text:span text:style-name="T10">term is</text:span><text:span text:style-name="T3"> non-negligible, and it depends on </text:span><text:span text:style-name="T5">w </text:span><text:span text:style-name="T10">which depends on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7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 (and coplanar arrays)</text:span><text:span text:style-name="T15">,</text:span><text:span text:style-name="T10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008cm" svg:height="13.707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3.421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0.5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79cm" svg:height="8.483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7" draw:layer="layout" svg:width="25.442cm" svg:height="14.912cm" svg:x="2.058cm" svg:y="5.838cm" presentation:class="outline" presentation:user-transformed="true">
          <draw:text-box>
            <text:list text:style-name="L2">
              <text:list-item>
                <text:p text:style-name="P3"><text:span text:style-name="T5">“</text:span><text:span text:style-name="T5">Well I'm liberal, but to a degree...”</text:span><text:span text:style-name="T3"> -- Bob Dylan</text:span><text:span text:style-name="T3"><text:line-break/></text:span><text:span text:style-name="T3"/></text:p>
              </text:list-item>
            </text:list>
            <text:list text:style-name="L2">
              <text:list-item>
                <text:p text:style-name="P4"><text:span text:style-name="T3">We have developed some Python frameworks for implementing the ME in TDL.</text:span></text:p>
              </text:list-item>
            </text:list>
            <text:list text:style-name="L2">
              <text:list-item>
                <text:p text:style-name="P6"><text:span text:style-name="T3">We believe in creative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: feedback drives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o look at it another way...</text:p>
          </draw:text-box>
        </draw:frame>
        <draw:frame presentation:style-name="pr2" draw:text-style-name="P10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9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9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10"><text:span text:style-name="T19">An OO framework provides abstraction, so you talk in terms of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231cm" svg:x="2.058cm" svg:y="5.838cm" presentation:class="outline">
          <draw:text-box>
            <text:list text:style-name="L2">
              <text:list-item>
                <text:p text:style-name="P7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7"><text:span text:style-name="T3">See</text:span><text:span text:style-name="T21"> Day3/demo2-nps-meow.py</text:span><text:span text:style-name="T22">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3T19">
        <draw:frame presentation:style-name="pr1" draw:text-style-name="P1" draw:layer="layout" svg:width="23.912cm" svg:height="5.919cm" svg:x="2.058cm" svg:y="0.338cm" presentation:class="title">
          <draw:text-box>
            <text:p text:style-name="P1"><text:span text:style-name="T3">And Now For Something Completely Different:</text:span><text:line-break/>Time &amp; Bandwidth Smearing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3" draw:text-style-name="P7" draw:layer="layout" svg:width="23.912cm" svg:height="5.736cm" svg:x="2.088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4.14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3" draw:text-style-name="P7" draw:layer="layout" svg:width="23.912cm" svg:height="5.736cm" svg:x="2.088cm" svg:y="15.994cm" presentation:class="outline" presentation:user-transformed="true">
          <draw:text-box>
            <text:list text:style-name="L2">
              <text:list-item>
                <text:p text:style-name="P6"><text:span text:style-name="T3">We still making an error, but a factor ~</text:span><text:span text:style-name="T5">NM</text:span><text:span text:style-name="T10"> smaller</text:span><text:span text:style-name="T3">.</text:span></text:p>
              </text:list-item>
            </text:list>
            <text:list text:style-name="L2">
              <text:list-item>
                <text:p text:style-name="P6"><text:span text:style-name="T3">The question: given an </text:span><text:span text:style-name="T5">approximate</text:span><text:span text:style-name="T3"> M.E., how much error am I introducing into my simulation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How To Estimate Error?</text:p>
          </draw:text-box>
        </draw:frame>
        <draw:frame presentation:style-name="pr13" draw:text-style-name="P12" draw:layer="layout" svg:width="23.912cm" svg:height="15.805cm" svg:x="2cm" svg:y="6cm" presentation:class="outline" presentation:user-transformed="true">
          <draw:text-box>
            <text:list text:style-name="L2">
              <text:list-item>
                <text:p text:style-name="P6"><text:span text:style-name="T23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3">In real life, we have to take shortcuts</text:span><text:span text:style-name="T23"><text:line-break/></text:span><text:span text:style-name="T23">(e.g. choosing time/freq intervals here).</text:span></text:p>
              </text:list-item>
            </text:list>
            <text:list text:style-name="L2">
              <text:list-item>
                <text:p text:style-name="P6"><text:span text:style-name="T23">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...but given MeqTrees, we don't have to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3">Let's build a tree to answer this questio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4.769cm" svg:x="2.058cm" svg:y="0.913cm" presentation:class="title" presentation:user-transformed="true">
          <draw:text-box>
            <text:p text:style-name="P1">Differential Trees<text:line-break/><text:span text:style-name="T24">(Or Simulations About Simulations)</text:span></text:p>
          </draw:text-box>
        </draw:frame>
        <draw:frame presentation:style-name="pr13" draw:text-style-name="P12" draw:layer="layout" svg:width="23.912cm" svg:height="14.577cm" svg:x="2cm" svg:y="6cm" presentation:class="outline" presentation:user-transformed="true">
          <draw:text-box>
            <text:list text:style-name="L2">
              <text:list-item>
                <text:p text:style-name="P6"><text:span text:style-name="T23">Let's make a grid of point sources with increasing </text:span><text:span text:style-name="T25">l,m</text:span></text:p>
              </text:list-item>
            </text:list>
            <text:list text:style-name="L2">
              <text:list-item>
                <text:p text:style-name="P6"><text:span text:style-name="T23">We build a predict tree as usual</text:span></text:p>
              </text:list-item>
            </text:list>
            <text:list text:style-name="L2">
              <text:list-item>
                <text:p text:style-name="P6"><text:span text:style-name="T23">...then we build a second tree that predicts visibilities on a finer time-freq grid.</text:span></text:p>
              </text:list-item>
            </text:list>
            <text:list text:style-name="L2">
              <text:list-item>
                <text:p text:style-name="P6"><text:span text:style-name="T23">We average the second set of visibilities back to the original “coarse” grid, and compute the difference.</text:span></text:p>
              </text:list-item>
            </text:list>
            <text:list text:style-name="L2">
              <text:list-item>
                <text:p text:style-name="P6"><text:span text:style-name="T23">The resulting </text:span><text:span text:style-name="T26"></text:span><text:span text:style-name="T27">V</text:span><text:span text:style-name="T28">'</text:span><text:span text:style-name="T29">s are written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9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9T17:11:37</dc:date>
    <meta:print-date>2006-10-04T19:40:00</meta:print-date>
    <dc:language>en-US</dc:language>
    <meta:editing-cycles>40</meta:editing-cycles>
    <meta:editing-duration>P5DT6H44M23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at the antenna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antenna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ionosphere, F.R.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at the antenna\", " {bold J}_p1 " is \"in the sky\"." )} newline
size 24 { "Some " {bold J}"'s do not vary with " %l,%m " -- call them " ital "uv-plane effects." } newline
alignr size 24 { "e.g. antenna gain, leakage." } newline
size 24 { "Some " {bold J}"'s do vary with " %l,%m " -- call them " ital "image-plane effects." } newline 
alignr size 24 { "e.g. " bold K ", ionosphere, F.R.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(projected)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row>
              <math:mtext>( </math:mtext>
              <math:mrow>
                <math:mo math:stretchy="false">n</math:mo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p>
                        <math:mo math:stretchy="false">l</math:mo>
                        <math:mn>2</math:mn>
                      </math:msup>
                    </math:mrow>
                    <math:mo math:stretchy="false">−</math:mo>
                    <math:msup>
                      <math:mo math:stretchy="false">m</math:mo>
                      <math:mn>2</math:mn>
                    </math:msup>
                  </math:mrow>
                </math:msqrt>
              </math:mrow>
              <math:mi>,</math:mi>
              <math:mi/>
              <math:mtext>and the </math:mtext>
              <math:mrow>
                <math:mn>1</math:mn>
                <math:mo math:stretchy="false">/</math:mo>
                <math:mo math:stretchy="false">n</math:mo>
              </math:mrow>
              <math:mtext> term arises because</math:mtext>
            </math:mrow>
          </math:mrow>
        </math:mstyle>
      </math:mtr>
      <math:mtr>
        <math:mstyle math:fontsize="24pt">
          <math:mrow>
            <math:mrow>
              <math:mtext>we're projecting the sky onto the </math:mtext>
              <math:mo math:stretchy="false">l</math:mo>
              <math:mo math:stretchy="false">m</math:mo>
              <math:mtext> plane.)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(projected) brightness density: "} {bold B}(%l,%m) newline
size 24 {"So the total visibility is obtained by integrating:"} newline newline
{bold V}_pq = iint csub {%l%m} {bold J}_p(%l,%m){bold B(%l,%m)} over {%n(%l,%m)} {bold J}^{%dagger}_q(%l,%m)d%l d%m newline newline
size 24 {"( " %n=sqrt {1-%l^2-%m^2}, ~ "and the " 1/%n " term arises because" } newline 
size 24 {"we're projecting the sky onto the " %l%m " plane.)" } 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/</math:mo>
                <math:msub>
                  <math:mo math:stretchy="false">n</math:mo>
                  <math:mi>s</math:mi>
                </math:msub>
              </math:mrow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/ %n_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over %n_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n>.</math:mn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n>.</math:mn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assum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assume" } newline
size 24 {langle {bold V}_pq rangle_{%DELTA t,%DELTA%nu} approx 1 over NM sum csub {i,j} {bold V}_pq(t_i,%nu_j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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−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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i/>
              <math:mrow>
                <math:msub>
                  <math:mo math:stretchy="false">n</math:mo>
                  <math:mi>s</math:mi>
                </math:msub>
                <math:mo math:stretchy="false">=</math:mo>
                <math:mo math:stretchy="false">n</math:mo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i>s</math:mi>
                    </math:msub>
                    <math:mi>,</math:mi>
                    <math:msub>
                      <math:mo math:stretchy="false">m</math:mo>
                      <math:mi>s</math:mi>
                    </math:msub>
                  </math:mrow>
                  <math:mo math:stretchy="false"></math:mo>
                </math:mrow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bsup>
                        <math:mo math:stretchy="false">l</math:mo>
                        <math:mi>s</math:mi>
                        <math:mn>2</math:mn>
                      </math:msubsup>
                    </math:mrow>
                    <math:mo math:stretchy="false">−</math:mo>
                    <math:msubsup>
                      <math:mo math:stretchy="false">m</math:mo>
                      <math:mi>s</math:mi>
                      <math:mn>2</math:mn>
                    </math:msubsup>
                  </math:mrow>
                </math:msqrt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left ( matrix{I_s+Q_s # U_s-%i V_s ## U_s+%i V_s # I_s-Q_s} right ) } newline
size 24 { "the "bold B " distribution is a delta-function:"} newline
size 24 { {bold B}_s(%l,%m) = { bold B}_0s%delta(%l-%l_s,%m-%m_s).} newline newline
size 24 {"So for a sky of point sources:"} newline 
{bold V}_pq = {bold G}_p left ( sum csub s {bold K}_ps {bold E}_{ps} {bold B}_0s over %n_s {bold E}^{%dagger}_{qs} {bold K}^{%dagger}_{qs} right ) {bold G}^{%dagger}_q, newline
size 24 { "where " {bold K}_ps = {bold K}_p(%l_s,%m_s), ~~ %n_s=%n(%l_s,%m_s)=sqrt{1-%l^2_s-%m^2_s}, } newline 
size 24 { "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,</math:mn>
              </math:mrow>
              <math:mtext>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, " so:" 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row>
            <math:msub>
              <math:mstyle math:fontweight="bold">
                <math:mrow>
                  <math:mi>B</math:mi>
                </math:mrow>
              </math:mstyle>
              <math:mn>0s</math:mn>
            </math:msub>
            <math:mo math:stretchy="false">/</math:mo>
            <math:msub>
              <math:mo math:stretchy="false">n</math:mo>
              <math:mi>s</math:mi>
            </math:msub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
{bold V}_pq = sum csub s {bold K}_ps {bold B}_0s / %n_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{bar N}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